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 </text:p>
      <text:p text:style-name="Standard"/>
      <text:p text:style-name="Standard">Le World Wide Web (www) est un réseau de ressources. Leur publication repose sur un langage universellement compréhensible et accepté par tous les ordinateurs : HTML. Historiquement conçu pour faciliter l'échange d'articles dans la communauté scientifique, <text:s/>la démocratisation du web a fait <text:s/>radicalement fait évoluer le contenu des pages web et est devenu une source d'information. <text:span text:style-name="T1">la </text:span>démocratisation du web a fait radicalement évoluer le contenu d'une page web, sans pour autant que le langage ne suive cette évolution. Ainsi, les auteurs de pages web ont détourné les pratiques de conception d'une page de manière anarchique. Ce manque d'homogénéité complique la compréhension du contenu publié sur le web par une machine. Ceci faisant perdre la propriété universelle de la toile voulue par son créateur</text:p>
      <text:p text:style-name="Standard">« La puissance du web réside dans son universalité. L'accès à tous, quel que soit son handicap est un aspect essentiel » <text:s/>Tim Berners Lee</text:p>
      <text:p text:style-name="Standard">Cette question d' accessibilité sous-tend la motivation de ce stage et les problématiques qui en découlent. Ce problème de compréhension de contenu intéresse plusieurs domaine de recherche, comme la recherche d'information « autre exemple ?!! ». Nous nous intéressons à la compréhension de contenu pour améliorer l'accessibilité du web en permettant l’adaptions des éléments d'une page basé sur son contenu. Il est intéressant d'isoler dans les éléments qui apportent un contenu informatif est mieux les mettre en avant par rapport à un contenu non-informatif tel les éléments de navigation, les publicités, etc.</text:p>
      <text:p text:style-name="Standard">En effet, internet est un outil d'accès à l'information incontournable et qui doit être mis à la disposition de tous.</text:p>
      <text:p text:style-name="Standard"/>
      <text:p text:style-name="Standard">Le contenu d'une page web peut être subdivisé en blocs sémantiques homogènes en se basant sur leurs contenus et leurs aspects visuels. Concrètement ses blocs peuvent être <text:s/>des menus de navigation, des logos, la bannière d'une page web, etc... </text:p>
      <text:p text:style-name="Standard">Les préférences que l'on souhaite exprimer portent sur ses blocs sémantiques afin d'améliorer l'accessibilité du web. Par exemple, <text:s text:c="2"/><text:span text:style-name="T1"><text:s/></text:span></text:p>
      <text:p text:style-name="Standard"/>
      <text:p text:style-name="Standard">Nous souhaitons identifier <text:s/>des blocs d’intérêts dans une page web. La contrainte est que la structure de la page est implicite. C'est à dire connu qu'elle n'est connu que par son auteur. La question <text:s/>de recherche soulevé est la recherche de motif de manière automatique dans une page web. La personnalisation d'une page implique l'identification de motifs d’intérêts, c'est à dire associer une sémantique aux structure syntaxiques. Nous proposons dans ce stage une méthode pour l'extraction de motifs d'intérêts.</text:p>
      <text:p text:style-name="Standard">Extraction Sémantique </text:p>
      <text:p text:style-name="Standard"/>
      <text:p text:style-name="Standard">La seconde problématique identifié est l'absence de composante sémantique dans le langage de publication et une absence de représentation standard des données (un menu peut être représenté de plusieurs façons). Nous proposons d'aborder ce problème par la réalisation d'un méta-modèle de page web. Il nous fournit une représentation plus abstraite des différents objets d'une page web, cela nous affranchie de la diversité de représentation des données. Et nous fournit une support à l'expression des souhaits de l'utilisateur. </text:p>
      <text:p text:style-name="Standard"/>
      <text:p text:style-name="Standard">Nous souhaitons identifier des blocs dans la page web correspondants aux souhaits de personnalisation de l'utilisateur. </text:p>
      <text:p text:style-name="Standard"/>
      <text:list xml:id="list704053010" text:style-name="L2">
        <text:list-item>
          <text:p text:style-name="P2">Méthode d'Extraction bloc </text:p>
        </text:list-item>
        <text:list-item>
          <text:p text:style-name="P2">Méthode d'Extraction sémantique des blocs</text:p>
        </text:list-item>
        <text:list-item>
          <text:p text:style-name="P2">Réalisation d'un Méta-modèle</text:p>
        </text:list-item>
      </text:list>
      <text:p text:style-name="Standard"><text:s/></text:p>
      <text:p text:style-name="Standard"/>
      <text:p text:style-name="Standard"><text:soft-page-break/>Apport : </text:p>
      <text:list xml:id="list1936008738" text:style-name="L1">
        <text:list-item>
          <text:p text:style-name="P1">L'expression de souhaits de personnalisation implique l'ajout d'une composante sémantique au web. Réalisation d'un méta-modèle apportant une sémantique aux différentes constructions syntaxiques de HTML 4. </text:p>
        </text:list-item>
        <text:list-item>
          <text:p text:style-name="P1">extraction de motifs d’intérê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5-04T11:26:13</meta:creation-date>
    <dc:date>2014-05-10T11:46:42</dc:date>
    <dc:creator>Asus </dc:creator>
    <meta:editing-duration>PT1H50M53S</meta:editing-duration>
    <meta:editing-cycles>39</meta:editing-cycles>
    <meta:generator>LibreOffice/3.5$Linux_x86 LibreOffice_project/350m1$Build-2</meta:generator>
    <meta:document-statistic meta:table-count="0" meta:image-count="0" meta:object-count="0" meta:page-count="2" meta:paragraph-count="18" meta:word-count="540" meta:character-count="3593" meta:non-whitespace-character-count="3056"/>
  </office:meta>
</office:document-meta>
</file>